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f3a8" officeooo:paragraph-rsid="0016f3a8"/>
    </style:style>
    <style:style style:name="P2" style:family="paragraph" style:parent-style-name="Standard">
      <style:text-properties officeooo:rsid="0016c006" officeooo:paragraph-rsid="0016c006"/>
    </style:style>
    <style:style style:name="P3" style:family="paragraph" style:parent-style-name="Standard">
      <style:paragraph-properties>
        <style:tab-stops>
          <style:tab-stop style:position="1.293cm"/>
        </style:tab-stops>
      </style:paragraph-properties>
      <style:text-properties officeooo:rsid="0016c006" officeooo:paragraph-rsid="0016c006"/>
    </style:style>
    <style:style style:name="P4" style:family="paragraph" style:parent-style-name="Standard" style:list-style-name="L1">
      <style:text-properties officeooo:paragraph-rsid="0016c006"/>
    </style:style>
    <style:style style:name="P5" style:family="paragraph" style:parent-style-name="Standard" style:list-style-name="L3">
      <style:text-properties officeooo:paragraph-rsid="0016c006"/>
    </style:style>
    <style:style style:name="P6" style:family="paragraph" style:parent-style-name="Standard" style:list-style-name="L4">
      <style:text-properties officeooo:paragraph-rsid="0016c006"/>
    </style:style>
    <style:style style:name="P7" style:family="paragraph" style:parent-style-name="Standard">
      <style:text-properties officeooo:paragraph-rsid="0016c006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c006" officeooo:paragraph-rsid="0016c006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6f3a8" officeooo:paragraph-rsid="0016f3a8"/>
    </style:style>
    <style:style style:name="P10" style:family="paragraph" style:parent-style-name="Standard" style:list-style-name="L6">
      <style:text-properties officeooo:rsid="0016f3a8" officeooo:paragraph-rsid="0016f3a8"/>
    </style:style>
    <style:style style:name="P11" style:family="paragraph" style:parent-style-name="Standard" style:list-style-name="L7">
      <style:text-properties officeooo:rsid="0016f3a8" officeooo:paragraph-rsid="0016f3a8"/>
    </style:style>
    <style:style style:name="T1" style:family="text">
      <style:text-properties officeooo:rsid="0016c0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Konzept experimenteller Validierung</text:p>
      <text:p text:style-name="P2"/>
      <text:list xml:id="list1010905143" text:style-name="L1">
        <text:list-item>
          <text:p text:style-name="P4"><text:span text:style-name="T1">alle 10 Sekunden: Punkte, Herzrate und Bereich (Ruhe, Normal, Stress) werden in Datenbank gespeichert </text:span></text:p>
        </text:list-item>
      </text:list>
      <text:p text:style-name="P7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Herzrate_t1</text:p>
          </table:table-cell>
          <table:table-cell table:style-name="Tabelle1.A1" office:value-type="string">
            <text:p text:style-name="P1">Punkte_t1</text:p>
          </table:table-cell>
          <table:table-cell table:style-name="Tabelle1.C1" office:value-type="string">
            <text:p text:style-name="P1">Bereich_t1</text:p>
          </table:table-cell>
        </table:table-row>
        <table:table-row>
          <table:table-cell table:style-name="Tabelle1.A2" office:value-type="string">
            <text:p text:style-name="P1">109</text:p>
          </table:table-cell>
          <table:table-cell table:style-name="Tabelle1.A2" office:value-type="string">
            <text:p text:style-name="P1">2555</text:p>
          </table:table-cell>
          <table:table-cell table:style-name="Tabelle1.C2" office:value-type="string">
            <text:p text:style-name="P1">„Stress“</text:p>
          </table:table-cell>
        </table:table-row>
      </table:table>
      <text:p text:style-name="P7"/>
      <text:p text:style-name="P7"/>
      <text:p text:style-name="P2"><text:tab/>→ einheitliche Zeitabstände für alle wichtigen Daten </text:p>
      <text:p text:style-name="P3"><text:tab/>→ zeitlicher Verlauf von Punkte, Herzrate in den verschiedenen Bereichen kann besser <text:tab/> <text:s text:c="2"/><text:tab/>dargestellt werden</text:p>
      <text:p text:style-name="P2"/>
      <text:list xml:id="list1583964420" text:style-name="L4">
        <text:list-item>
          <text:p text:style-name="P6"><text:span text:style-name="T1">verschiedene Modi ergeben unterschiedliche Verläufe von Punkte und Herzrate</text:span></text:p>
        </text:list-item>
      </text:list>
      <text:p text:style-name="P2"/>
      <text:list xml:id="list4290396349" text:style-name="L3">
        <text:list-item>
          <text:p text:style-name="P5"><text:span text:style-name="T1">Annahme: mit Biofeedback sind Punkte bei hoher und niedriger Herzrate besser als ohne Feedback!</text:span></text:p>
        </text:list-item>
      </text:list>
      <text:p text:style-name="P2"><text:tab/>→ zu sehen in den Verläufen der Punkte/Herzrate in den verschiedenen Bereichen </text:p>
      <text:p text:style-name="P2"/>
      <text:p text:style-name="P9">Am Ende des Experiments:</text:p>
      <text:list xml:id="list2498978852" text:style-name="L7">
        <text:list-item>
          <text:p text:style-name="P11">letztes Abspeichern der Daten</text:p>
        </text:list-item>
      </text:list>
      <text:list xml:id="list3162133047" text:style-name="L6">
        <text:list-item>
          <text:p text:style-name="P10">Punktestand + Highscore-Tabelle (Top 5) werden dem Spieler angezeigt</text:p>
          <text:p text:style-name="P10"/>
        </text:list-item>
        <text:list-item>
          <text:p text:style-name="P10">Auswertung der Verläufe durch Experimentat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9:02:44.621000000</meta:creation-date>
    <dc:date>2020-05-06T19:23:10.652000000</dc:date>
    <meta:editing-duration>PT8M46S</meta:editing-duration>
    <meta:editing-cycles>1</meta:editing-cycles>
    <meta:document-statistic meta:table-count="1" meta:image-count="0" meta:object-count="0" meta:page-count="1" meta:paragraph-count="18" meta:word-count="108" meta:character-count="767" meta:non-whitespace-character-count="672"/>
    <meta:generator>LibreOffice/6.2.1.2$Windows_X86_64 LibreOffice_project/7bcb35dc3024a62dea0caee87020152d1ee96e71</meta:generator>
  </office:meta>
</office:document-meta>
</file>